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646in" svg:height="5.0098in" svg:x="1.1969in" svg:y="0.0421in">
            <draw:object draw:notify-on-update-of-ranges="Sheet1.A2:Sheet1.A126 Sheet1.B1:Sheet1.B1 Sheet1.B2:Sheet1.B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olts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1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4" calcext:value-type="float">
            <text:p>1.34</text:p>
          </table:table-cell>
          <table:table-cell table:number-columns-repeated="11"/>
          <table:table-cell office:value-type="string" calcext:value-type="string">
            <text:p>Name:</text:p>
          </table:table-cell>
          <table:table-cell office:value-type="string" calcext:value-type="string">
            <text:p>Chris Park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25" calcext:value-type="float">
            <text:p>2.25</text:p>
          </table:table-cell>
          <table:table-cell table:number-columns-repeated="1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05" calcext:value-type="float">
            <text:p>3.05</text:p>
          </table:table-cell>
          <table:table-cell table:number-columns-repeated="1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28" calcext:value-type="float">
            <text:p>3.2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.39</text:p>
          </table:table-cell>
          <table:table-cell table:number-columns-repeated="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4" calcext:value-type="float">
            <text:p>3.44</text:p>
          </table:table-cell>
          <table:table-cell table:number-columns-repeated="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47" calcext:value-type="float">
            <text:p>3.47</text:p>
          </table:table-cell>
          <table:table-cell table:number-columns-repeated="1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47" calcext:value-type="float">
            <text:p>3.47</text:p>
          </table:table-cell>
          <table:table-cell table:number-columns-repeated="1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45" calcext:value-type="float">
            <text:p>3.4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6" calcext:value-type="float">
            <text:p>3.46</text:p>
          </table:table-cell>
          <table:table-cell table:number-columns-repeated="1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.41" calcext:value-type="float">
            <text:p>3.41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.31" calcext:value-type="float">
            <text:p>3.31</text:p>
          </table:table-cell>
          <table:table-cell table:number-columns-repeated="1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.23" calcext:value-type="float">
            <text:p>3.23</text:p>
          </table:table-cell>
          <table:table-cell table:number-columns-repeated="1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.14" calcext:value-type="float">
            <text:p>3.14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04" calcext:value-type="float">
            <text:p>3.04</text:p>
          </table:table-cell>
          <table:table-cell table:number-columns-repeated="1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85" calcext:value-type="float">
            <text:p>2.85</text:p>
          </table:table-cell>
          <table:table-cell table:number-columns-repeated="13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78" calcext:value-type="float">
            <text:p>2.78</text:p>
          </table:table-cell>
          <table:table-cell table:number-columns-repeated="1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.72" calcext:value-type="float">
            <text:p>2.7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69" calcext:value-type="float">
            <text:p>2.69</text:p>
          </table:table-cell>
          <table:table-cell table:number-columns-repeated="13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67" calcext:value-type="float">
            <text:p>2.67</text:p>
          </table:table-cell>
          <table:table-cell table:number-columns-repeated="13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68" calcext:value-type="float">
            <text:p>2.68</text:p>
          </table:table-cell>
          <table:table-cell table:number-columns-repeated="13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71" calcext:value-type="float">
            <text:p>2.71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.71" calcext:value-type="float">
            <text:p>2.7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73" calcext:value-type="float">
            <text:p>2.73</text:p>
          </table:table-cell>
          <table:table-cell table:number-columns-repeated="13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.77" calcext:value-type="float">
            <text:p>2.77</text:p>
          </table:table-cell>
          <table:table-cell table:number-columns-repeated="1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.81" calcext:value-type="float">
            <text:p>2.81</text:p>
          </table:table-cell>
          <table:table-cell table:number-columns-repeated="1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.86" calcext:value-type="float">
            <text:p>2.86</text:p>
          </table:table-cell>
          <table:table-cell table:number-columns-repeated="1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.92" calcext:value-type="float">
            <text:p>2.92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07" calcext:value-type="float">
            <text:p>3.07</text:p>
          </table:table-cell>
          <table:table-cell table:number-columns-repeated="1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11" calcext:value-type="float">
            <text:p>3.11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14" calcext:value-type="float">
            <text:p>3.14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19" calcext:value-type="float">
            <text:p>3.19</text:p>
          </table:table-cell>
          <table:table-cell table:number-columns-repeated="1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.16" calcext:value-type="float">
            <text:p>3.16</text:p>
          </table:table-cell>
          <table:table-cell table:number-columns-repeated="1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.14" calcext:value-type="float">
            <text:p>3.14</text:p>
          </table:table-cell>
          <table:table-cell table:number-columns-repeated="13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.11" calcext:value-type="float">
            <text:p>3.11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08" calcext:value-type="float">
            <text:p>3.08</text:p>
          </table:table-cell>
          <table:table-cell table:number-columns-repeated="13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05" calcext:value-type="float">
            <text:p>3.05</text:p>
          </table:table-cell>
          <table:table-cell table:number-columns-repeated="13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2.87" calcext:value-type="float">
            <text:p>2.87</text:p>
          </table:table-cell>
          <table:table-cell table:number-columns-repeated="13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.87" calcext:value-type="float">
            <text:p>2.87</text:p>
          </table:table-cell>
          <table:table-cell table:number-columns-repeated="13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.87" calcext:value-type="float">
            <text:p>2.87</text:p>
          </table:table-cell>
          <table:table-cell table:number-columns-repeated="13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2.84" calcext:value-type="float">
            <text:p>2.84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83" calcext:value-type="float">
            <text:p>2.83</text:p>
          </table:table-cell>
          <table:table-cell table:number-columns-repeated="13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.84" calcext:value-type="float">
            <text:p>2.84</text:p>
          </table:table-cell>
          <table:table-cell table:number-columns-repeated="13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.85" calcext:value-type="float">
            <text:p>2.85</text:p>
          </table:table-cell>
          <table:table-cell table:number-columns-repeated="13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.87" calcext:value-type="float">
            <text:p>2.87</text:p>
          </table:table-cell>
          <table:table-cell table:number-columns-repeated="13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.89" calcext:value-type="float">
            <text:p>2.89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92" calcext:value-type="float">
            <text:p>2.92</text:p>
          </table:table-cell>
          <table:table-cell table:number-columns-repeated="13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08" calcext:value-type="float">
            <text:p>3.08</text:p>
          </table:table-cell>
          <table:table-cell table:number-columns-repeated="1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.07" calcext:value-type="float">
            <text:p>3.07</text:p>
          </table:table-cell>
          <table:table-cell table:number-columns-repeated="1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.06" calcext:value-type="float">
            <text:p>3.06</text:p>
          </table:table-cell>
          <table:table-cell table:number-columns-repeated="13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.05" calcext:value-type="float">
            <text:p>3.05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04" calcext:value-type="float">
            <text:p>3.04</text:p>
          </table:table-cell>
          <table:table-cell table:number-columns-repeated="13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2.92" calcext:value-type="float">
            <text:p>2.92</text:p>
          </table:table-cell>
          <table:table-cell table:number-columns-repeated="13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2.93" calcext:value-type="float">
            <text:p>2.93</text:p>
          </table:table-cell>
          <table:table-cell table:number-columns-repeated="13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2.93" calcext:value-type="float">
            <text:p>2.93</text:p>
          </table:table-cell>
          <table:table-cell table:number-columns-repeated="13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9" calcext:value-type="float">
            <text:p>2.89</text:p>
          </table:table-cell>
          <table:table-cell table:number-columns-repeated="13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2.89" calcext:value-type="float">
            <text:p>2.89</text:p>
          </table:table-cell>
          <table:table-cell table:number-columns-repeated="13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.89" calcext:value-type="float">
            <text:p>2.89</text:p>
          </table:table-cell>
          <table:table-cell table:number-columns-repeated="13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.92" calcext:value-type="float">
            <text:p>2.92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3" calcext:value-type="float">
            <text:p>2.93</text:p>
          </table:table-cell>
          <table:table-cell table:number-columns-repeated="13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04" calcext:value-type="float">
            <text:p>3.04</text:p>
          </table:table-cell>
          <table:table-cell table:number-columns-repeated="13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3.05" calcext:value-type="float">
            <text:p>3.05</text:p>
          </table:table-cell>
          <table:table-cell table:number-columns-repeated="13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3.02" calcext:value-type="float">
            <text:p>3.02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01" calcext:value-type="float">
            <text:p>3.01</text:p>
          </table:table-cell>
          <table:table-cell table:number-columns-repeated="13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2.96" calcext:value-type="float">
            <text:p>2.96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2.96" calcext:value-type="float">
            <text:p>2.96</text:p>
          </table:table-cell>
          <table:table-cell table:number-columns-repeated="13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2.96" calcext:value-type="float">
            <text:p>2.96</text:p>
          </table:table-cell>
          <table:table-cell table:number-columns-repeated="13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2.93" calcext:value-type="float">
            <text:p>2.93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92" calcext:value-type="float">
            <text:p>2.92</text:p>
          </table:table-cell>
          <table:table-cell table:number-columns-repeated="13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2.92" calcext:value-type="float">
            <text:p>2.92</text:p>
          </table:table-cell>
          <table:table-cell table:number-columns-repeated="13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2.92" calcext:value-type="float">
            <text:p>2.92</text:p>
          </table:table-cell>
          <table:table-cell table:number-columns-repeated="13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2.93" calcext:value-type="float">
            <text:p>2.93</text:p>
          </table:table-cell>
          <table:table-cell table:number-columns-repeated="13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2.96" calcext:value-type="float">
            <text:p>2.96</text:p>
          </table:table-cell>
          <table:table-cell table:number-columns-repeated="13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03" calcext:value-type="float">
            <text:p>3.03</text:p>
          </table:table-cell>
          <table:table-cell table:number-columns-repeated="13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3.04" calcext:value-type="float">
            <text:p>3.04</text:p>
          </table:table-cell>
          <table:table-cell table:number-columns-repeated="13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99" calcext:value-type="float">
            <text:p>2.99</text:p>
          </table:table-cell>
          <table:table-cell table:number-columns-repeated="13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2.98" calcext:value-type="float">
            <text:p>2.98</text:p>
          </table:table-cell>
          <table:table-cell table:number-columns-repeated="13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2.96" calcext:value-type="float">
            <text:p>2.96</text:p>
          </table:table-cell>
          <table:table-cell table:number-columns-repeated="13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2.96" calcext:value-type="float">
            <text:p>2.96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2.94" calcext:value-type="float">
            <text:p>2.94</text:p>
          </table:table-cell>
          <table:table-cell table:number-columns-repeated="13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2.97" calcext:value-type="float">
            <text:p>2.97</text:p>
          </table:table-cell>
          <table:table-cell table:number-columns-repeated="13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2.95" calcext:value-type="float">
            <text:p>2.95</text:p>
          </table:table-cell>
          <table:table-cell table:number-columns-repeated="13"/>
        </table:table-row>
        <table:table-row table:style-name="ro1" table:number-rows-repeated="104844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02:38:07.7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0:45:11.309000000</meta:creation-date>
    <dc:date>2016-12-02T02:39:21.753000000</dc:date>
    <meta:editing-duration>PT4H18M45S</meta:editing-duration>
    <meta:editing-cycles>7</meta:editing-cycles>
    <meta:generator>LibreOffice/4.2.0.4$Windows_x86 LibreOffice_project/05dceb5d363845f2cf968344d7adab8dcfb2ba71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interval-major="5" chart:interval-minor-divis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4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49cm" svg:height="12.726cm" xlink:href=".." xlink:type="simple" chart:class="chart:scatter" chart:style-name="ch1">
        <chart:title svg:x="10.114cm" svg:y="0.39cm" chart:style-name="ch2">
          <text:p>Open Loop Response</text:p>
        </chart:title>
        <chart:plot-area chart:style-name="ch3" table:cell-range-address="Sheet1.A2:Sheet1.B126 Sheet1.B1:Sheet1.B1" chart:data-source-has-labels="row" svg:x="1.501cm" svg:y="1.931cm" svg:width="22.068cm" svg:height="9.56cm">
          <chartooo:coordinate-region svg:x="2.228cm" svg:y="2.13cm" svg:width="21.061cm" svg:height="8.714cm"/>
          <chart:axis chart:dimension="x" chart:name="primary-x" chart:style-name="ch4">
            <chart:title svg:x="11.552cm" svg:y="11.745cm" chart:style-name="ch5">
              <text:p>Time (msec)</text:p>
            </chart:title>
            <chart:grid chart:style-name="ch6" chart:class="major"/>
          </chart:axis>
          <chart:axis chart:dimension="y" chart:name="primary-y" chart:style-name="ch7">
            <chart:title svg:x="0.451cm" svg:y="7.125cm" chart:style-name="ch8">
              <text:p>Volts</text:p>
            </chart:title>
            <chart:grid chart:style-name="ch6" chart:class="major"/>
          </chart:axis>
          <chart:series chart:style-name="ch9" chart:values-cell-range-address="Sheet1.B2:Sheet1.B126" chart:label-cell-address="Sheet1.B1:Sheet1.B1" chart:class="chart:scatter">
            <chart:domain table:cell-range-address="Sheet1.A2:Sheet1.A126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6</svg:desc>
                </draw:g>
              </table:table-cell>
              <table:table-cell office:value-type="float" office:value="0.48">
                <text:p>0.48</text:p>
                <draw:g>
                  <svg:desc>Sheet1.B2:Sheet1.B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">
                <text:p>9.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">
                <text:p>10.4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">
                <text:p>11.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">
                <text:p>12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6">
                <text:p>13.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">
                <text:p>14.4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">
                <text:p>16.8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">
                <text:p>17.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4">
                <text:p>18.4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2">
                <text:p>19.2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8">
                <text:p>20.8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">
                <text:p>21.6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4">
                <text:p>22.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">
                <text:p>23.2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8">
                <text:p>24.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6">
                <text:p>25.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4">
                <text:p>26.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2">
                <text:p>27.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">
                <text:p>28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6">
                <text:p>29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4">
                <text:p>30.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">
                <text:p>31.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8">
                <text:p>32.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6">
                <text:p>33.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4">
                <text:p>34.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">
                <text:p>35.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8">
                <text:p>36.8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6">
                <text:p>37.6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4">
                <text:p>38.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2">
                <text:p>39.2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8">
                <text:p>40.8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6">
                <text:p>41.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.4">
                <text:p>42.4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2">
                <text:p>43.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8">
                <text:p>44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.6">
                <text:p>45.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4">
                <text:p>46.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2">
                <text:p>47.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8">
                <text:p>48.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.6">
                <text:p>49.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4">
                <text:p>50.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2">
                <text:p>51.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8">
                <text:p>52.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">
                <text:p>53.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4">
                <text:p>54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2">
                <text:p>55.2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8">
                <text:p>56.8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6">
                <text:p>57.6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4">
                <text:p>58.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">
                <text:p>59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8">
                <text:p>60.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6">
                <text:p>61.6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4">
                <text:p>62.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2">
                <text:p>63.2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.8">
                <text:p>64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6">
                <text:p>65.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4">
                <text:p>66.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2">
                <text:p>67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.8">
                <text:p>68.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.6">
                <text:p>69.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4">
                <text:p>70.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2">
                <text:p>71.2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8">
                <text:p>7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6">
                <text:p>73.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4">
                <text:p>74.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2">
                <text:p>75.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8">
                <text:p>76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">
                <text:p>77.6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4">
                <text:p>78.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2">
                <text:p>79.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.8">
                <text:p>80.8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.6">
                <text:p>81.6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.4">
                <text:p>82.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.2">
                <text:p>83.2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">
                <text:p>8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8">
                <text:p>84.8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">
                <text:p>85.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.4">
                <text:p>86.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2">
                <text:p>87.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">
                <text:p>8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8">
                <text:p>88.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6">
                <text:p>8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4">
                <text:p>9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.2">
                <text:p>91.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.8">
                <text:p>92.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6">
                <text:p>93.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4">
                <text:p>94.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.2">
                <text:p>95.2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">
                <text:p>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8">
                <text:p>96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6">
                <text:p>97.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.4">
                <text:p>98.4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2">
                <text:p>99.2</text:p>
              </table:table-cell>
              <table:table-cell office:value-type="float" office:value="2.95">
                <text:p>2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